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DocCollector.topDoc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opDocCollector.TopDocCollector( PriorityQueue h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DocCollector.TopDocCollector( int numHits , PriorityQueue h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DocCollector.getTotal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pDocCollector.TopDocCollector( int numHi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DocCollector.collect( int doc , float scor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